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1880000010E9C0081D5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11.5cm" svg:height="8.1cm" svg:x="1.3cm" svg:y="1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1.062cm" svg:height="7.619cm" svg:x="1.538cm" svg:y="1.7cm">
            <draw:image xlink:href="Pictures/10000201000001880000010E9C0081D5.tif" xlink:type="simple" xlink:show="embed" xlink:actuate="onLoad">
              <text:p/>
            </draw:image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2-18T14:45:44</dc:date>
    <meta:editing-duration>PT49M19S</meta:editing-duration>
    <meta:editing-cycles>6</meta:editing-cycles>
    <meta:generator>LibreOffice/3.4$Unix LibreOffice_project/340m1$Build-402</meta:generator>
    <meta:document-statistic meta:object-count="3"/>
  </office:meta>
</office:document-meta>
</file>